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66cm"/>
    </style:style>
    <style:style style:name="co3" style:family="table-column">
      <style:table-column-properties fo:break-before="auto" style:column-width="4.51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number:currency-style style:name="N104P0" style:volatile="true">
      <number:currency-symbol number:language="en" number:country="GB">£</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4P0"/>
    </number:currency-style>
    <style:style style:name="ce1" style:family="table-cell" style:parent-style-name="Default" style:data-style-name="N3"/>
    <style:style style:name="ce2" style:family="table-cell" style:parent-style-name="Default" style:data-style-name="N104"/>
  </office:automatic-styles>
  <office:body>
    <office:spreadsheet>
      <table:calculation-settings table:automatic-find-labels="false" table:use-regular-expressions="false" table:use-wildcards="true"/>
      <table:table table:name="Title" table:style-name="ta1">
        <table:table-column table:style-name="co1" table:default-cell-style-name="Default"/>
        <table:table-row table:style-name="ro1">
          <table:table-cell office:value-type="string" calcext:value-type="string">
            <text:p>This file contains blah blah blah</text:p>
          </table:table-cell>
        </table:table-row>
        <table:table-row table:style-name="ro1">
          <table:table-cell/>
        </table:table-row>
        <table:table-row table:style-name="ro1">
          <table:table-cell office:value-type="string" calcext:value-type="string">
            <text:p>Imagine lots of descriptive text here</text:p>
          </table:table-cell>
        </table:table-row>
      </table:table>
      <table:table table:name="Data" table:style-name="ta1">
        <table:table-column table:style-name="co1" table:number-columns-repeated="3" table:default-cell-style-name="Default"/>
        <table:table-column table:style-name="co2" table:default-cell-style-name="Default"/>
        <table:table-column table:style-name="co3" table:default-cell-style-name="ce1"/>
        <table:table-column table:style-name="co1" table:default-cell-style-name="ce2"/>
        <table:table-row table:style-name="ro1">
          <table:table-cell office:value-type="string" calcext:value-type="string" table:number-columns-spanned="6" table:number-rows-spanned="1">
            <text:p>THIS FILE CONTAINS PROVISIONAL DATA, SUBJECT TO CHANGE</text:p>
          </table:table-cell>
          <table:covered-table-cell table:number-columns-repeated="3"/>
          <table:covered-table-cell table:number-columns-repeated="2" table:style-name="Default"/>
        </table:table-row>
        <table:table-row table:style-name="ro1">
          <table:table-cell table:number-columns-repeated="4"/>
          <table:table-cell table:style-name="Default" table:number-columns-repeated="2"/>
        </table:table-row>
        <table:table-row table:style-name="ro1">
          <table:table-cell office:value-type="string" calcext:value-type="string">
            <text:p>Period</text:p>
          </table:table-cell>
          <table:table-cell office:value-type="string" calcext:value-type="string">
            <text:p>Center ID</text:p>
          </table:table-cell>
          <table:table-cell office:value-type="string" calcext:value-type="string">
            <text:p>Licence number</text:p>
          </table:table-cell>
          <table:table-cell office:value-type="string" calcext:value-type="string">
            <text:p>Commodity</text:p>
          </table:table-cell>
          <table:table-cell table:style-name="Default" office:value-type="string" calcext:value-type="string">
            <text:p>Quantity (tonnes)</text:p>
          </table:table-cell>
          <table:table-cell table:style-name="Default" office:value-type="string" calcext:value-type="string">
            <text:p>Total Value</text:p>
          </table:table-cell>
        </table:table-row>
        <table:table-row table:style-name="ro1">
          <table:table-cell office:value-type="string" calcext:value-type="string">
            <text:p>Apr 18 - Jun 18</text:p>
          </table:table-cell>
          <table:table-cell office:value-type="float" office:value="229" calcext:value-type="float">
            <text:p>229</text:p>
          </table:table-cell>
          <table:table-cell office:value-type="float" office:value="3037009" calcext:value-type="float">
            <text:p>3037009</text:p>
          </table:table-cell>
          <table:table-cell office:value-type="string" calcext:value-type="string">
            <text:p>Mixed Aggregates</text:p>
          </table:table-cell>
          <table:table-cell table:formula="of:=RANDBETWEEN(5;10000)" office:value-type="float" office:value="8695" calcext:value-type="float">
            <text:p>8,695</text:p>
          </table:table-cell>
          <table:table-cell table:formula="of:=[.E4]*RANDBETWEEN(1;10)" office:value-type="currency" office:currency="GBP" office:value="26085" calcext:value-type="currency">
            <text:p>£26,085.00</text:p>
          </table:table-cell>
        </table:table-row>
        <table:table-row table:style-name="ro1">
          <table:table-cell office:value-type="string" calcext:value-type="string">
            <text:p>Apr 18 - Jun 18</text:p>
          </table:table-cell>
          <table:table-cell office:value-type="float" office:value="229" calcext:value-type="float">
            <text:p>229</text:p>
          </table:table-cell>
          <table:table-cell office:value-type="float" office:value="3037009" calcext:value-type="float">
            <text:p>3037009</text:p>
          </table:table-cell>
          <table:table-cell office:value-type="string" calcext:value-type="string">
            <text:p>Tungsten Alloys</text:p>
          </table:table-cell>
          <table:table-cell table:formula="of:=RANDBETWEEN(50;10000)" office:value-type="float" office:value="7417" calcext:value-type="float">
            <text:p>7,417</text:p>
          </table:table-cell>
          <table:table-cell table:formula="of:=[.E5]*RANDBETWEEN(1;10)" office:value-type="currency" office:currency="GBP" office:value="22251" calcext:value-type="currency">
            <text:p>£22,251.00</text:p>
          </table:table-cell>
        </table:table-row>
        <table:table-row table:style-name="ro1">
          <table:table-cell office:value-type="string" calcext:value-type="string">
            <text:p>Apr 18 - Jun 18</text:p>
          </table:table-cell>
          <table:table-cell office:value-type="float" office:value="229" calcext:value-type="float">
            <text:p>229</text:p>
          </table:table-cell>
          <table:table-cell office:value-type="float" office:value="3037021" calcext:value-type="float">
            <text:p>3037021</text:p>
          </table:table-cell>
          <table:table-cell office:value-type="string" calcext:value-type="string">
            <text:p>Misc Produce</text:p>
          </table:table-cell>
          <table:table-cell table:formula="of:=RANDBETWEEN(50;10000)" office:value-type="float" office:value="9131" calcext:value-type="float">
            <text:p>9,131</text:p>
          </table:table-cell>
          <table:table-cell table:formula="of:=[.E6]*RANDBETWEEN(1;10)" office:value-type="currency" office:currency="GBP" office:value="82179" calcext:value-type="currency">
            <text:p>£82,179.00</text:p>
          </table:table-cell>
        </table:table-row>
        <table:table-row table:style-name="ro1">
          <table:table-cell office:value-type="string" calcext:value-type="string">
            <text:p>Apr 18 - Jun 18</text:p>
          </table:table-cell>
          <table:table-cell office:value-type="float" office:value="430" calcext:value-type="float">
            <text:p>430</text:p>
          </table:table-cell>
          <table:table-cell office:value-type="float" office:value="3037024" calcext:value-type="float">
            <text:p>3037024</text:p>
          </table:table-cell>
          <table:table-cell office:value-type="string" calcext:value-type="string">
            <text:p>Mixed Aggregates</text:p>
          </table:table-cell>
          <table:table-cell table:formula="of:=RANDBETWEEN(50;10000)" office:value-type="float" office:value="5399" calcext:value-type="float">
            <text:p>5,399</text:p>
          </table:table-cell>
          <table:table-cell table:formula="of:=[.E7]*RANDBETWEEN(1;10)" office:value-type="currency" office:currency="GBP" office:value="16197" calcext:value-type="currency">
            <text:p>£16,197.00</text:p>
          </table:table-cell>
        </table:table-row>
        <table:table-row table:style-name="ro1">
          <table:table-cell office:value-type="string" calcext:value-type="string">
            <text:p>Apr 18 - Jun 18</text:p>
          </table:table-cell>
          <table:table-cell office:value-type="float" office:value="430" calcext:value-type="float">
            <text:p>430</text:p>
          </table:table-cell>
          <table:table-cell office:value-type="float" office:value="3037024" calcext:value-type="float">
            <text:p>3037024</text:p>
          </table:table-cell>
          <table:table-cell office:value-type="string" calcext:value-type="string">
            <text:p>Tungsten Alloys</text:p>
          </table:table-cell>
          <table:table-cell table:formula="of:=RANDBETWEEN(50;10000)" office:value-type="float" office:value="2946" calcext:value-type="float">
            <text:p>2,946</text:p>
          </table:table-cell>
          <table:table-cell table:formula="of:=[.E8]*RANDBETWEEN(1;10)" office:value-type="currency" office:currency="GBP" office:value="11784" calcext:value-type="currency">
            <text:p>£11,784.00</text:p>
          </table:table-cell>
        </table:table-row>
        <table:table-row table:style-name="ro1">
          <table:table-cell office:value-type="string" calcext:value-type="string">
            <text:p>Apr 18 - Jun 18</text:p>
          </table:table-cell>
          <table:table-cell office:value-type="float" office:value="430" calcext:value-type="float">
            <text:p>430</text:p>
          </table:table-cell>
          <table:table-cell office:value-type="float" office:value="3037024" calcext:value-type="float">
            <text:p>3037024</text:p>
          </table:table-cell>
          <table:table-cell office:value-type="string" calcext:value-type="string">
            <text:p>Tube Alloys</text:p>
          </table:table-cell>
          <table:table-cell table:formula="of:=RANDBETWEEN(50;10000)" office:value-type="float" office:value="6616" calcext:value-type="float">
            <text:p>6,616</text:p>
          </table:table-cell>
          <table:table-cell table:formula="of:=[.E9]*RANDBETWEEN(1;10)" office:value-type="currency" office:currency="GBP" office:value="39696" calcext:value-type="currency">
            <text:p>£39,696.00</text:p>
          </table:table-cell>
        </table:table-row>
        <table:table-row table:style-name="ro1">
          <table:table-cell office:value-type="string" calcext:value-type="string">
            <text:p>Apr 18 - Jun 18</text:p>
          </table:table-cell>
          <table:table-cell office:value-type="float" office:value="430" calcext:value-type="float">
            <text:p>430</text:p>
          </table:table-cell>
          <table:table-cell office:value-type="float" office:value="3037024" calcext:value-type="float">
            <text:p>3037024</text:p>
          </table:table-cell>
          <table:table-cell office:value-type="string" calcext:value-type="string">
            <text:p>Flange braces</text:p>
          </table:table-cell>
          <table:table-cell table:formula="of:=RANDBETWEEN(50;10000)" office:value-type="float" office:value="5488" calcext:value-type="float">
            <text:p>5,488</text:p>
          </table:table-cell>
          <table:table-cell table:formula="of:=[.E10]*RANDBETWEEN(1;10)" office:value-type="currency" office:currency="GBP" office:value="27440" calcext:value-type="currency">
            <text:p>£27,440.00</text:p>
          </table:table-cell>
        </table:table-row>
        <table:table-row table:style-name="ro1">
          <table:table-cell office:value-type="string" calcext:value-type="string">
            <text:p>Apr 18 - Jun 18</text:p>
          </table:table-cell>
          <table:table-cell office:value-type="float" office:value="430" calcext:value-type="float">
            <text:p>430</text:p>
          </table:table-cell>
          <table:table-cell office:value-type="float" office:value="3037024" calcext:value-type="float">
            <text:p>3037024</text:p>
          </table:table-cell>
          <table:table-cell office:value-type="string" calcext:value-type="string">
            <text:p>Stem bolts (self sealing)</text:p>
          </table:table-cell>
          <table:table-cell table:formula="of:=RANDBETWEEN(50;10000)" office:value-type="float" office:value="1477" calcext:value-type="float">
            <text:p>1,477</text:p>
          </table:table-cell>
          <table:table-cell table:formula="of:=[.E11]*RANDBETWEEN(1;10)" office:value-type="currency" office:currency="GBP" office:value="5908" calcext:value-type="currency">
            <text:p>£5,908.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25" calcext:value-type="float">
            <text:p>3037025</text:p>
          </table:table-cell>
          <table:table-cell office:value-type="string" calcext:value-type="string">
            <text:p>Mixed Aggregates</text:p>
          </table:table-cell>
          <table:table-cell table:formula="of:=RANDBETWEEN(50;10000)" office:value-type="float" office:value="4525" calcext:value-type="float">
            <text:p>4,525</text:p>
          </table:table-cell>
          <table:table-cell table:formula="of:=[.E12]*RANDBETWEEN(1;10)" office:value-type="currency" office:currency="GBP" office:value="27150" calcext:value-type="currency">
            <text:p>£27,150.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25" calcext:value-type="float">
            <text:p>3037025</text:p>
          </table:table-cell>
          <table:table-cell office:value-type="string" calcext:value-type="string">
            <text:p>High-Density Aggregates</text:p>
          </table:table-cell>
          <table:table-cell table:formula="of:=RANDBETWEEN(50;10000)" office:value-type="float" office:value="4920" calcext:value-type="float">
            <text:p>4,920</text:p>
          </table:table-cell>
          <table:table-cell table:formula="of:=[.E13]*RANDBETWEEN(1;10)" office:value-type="currency" office:currency="GBP" office:value="49200" calcext:value-type="currency">
            <text:p>£49,200.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25" calcext:value-type="float">
            <text:p>3037025</text:p>
          </table:table-cell>
          <table:table-cell office:value-type="string" calcext:value-type="string">
            <text:p>Plump Helmet Spawn</text:p>
          </table:table-cell>
          <table:table-cell table:formula="of:=RANDBETWEEN(50;10000)" office:value-type="float" office:value="8820" calcext:value-type="float">
            <text:p>8,820</text:p>
          </table:table-cell>
          <table:table-cell table:formula="of:=[.E14]*RANDBETWEEN(1;10)" office:value-type="currency" office:currency="GBP" office:value="70560" calcext:value-type="currency">
            <text:p>£70,560.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25" calcext:value-type="float">
            <text:p>3037025</text:p>
          </table:table-cell>
          <table:table-cell office:value-type="string" calcext:value-type="string">
            <text:p>Tungsten Alloys</text:p>
          </table:table-cell>
          <table:table-cell table:formula="of:=RANDBETWEEN(50;10000)" office:value-type="float" office:value="7391" calcext:value-type="float">
            <text:p>7,391</text:p>
          </table:table-cell>
          <table:table-cell table:formula="of:=[.E15]*RANDBETWEEN(1;10)" office:value-type="currency" office:currency="GBP" office:value="14782" calcext:value-type="currency">
            <text:p>£14,782.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Macguffins</text:p>
          </table:table-cell>
          <table:table-cell table:formula="of:=RANDBETWEEN(50;10000)" office:value-type="float" office:value="2645" calcext:value-type="float">
            <text:p>2,645</text:p>
          </table:table-cell>
          <table:table-cell table:formula="of:=[.E16]*RANDBETWEEN(1;10)" office:value-type="currency" office:currency="GBP" office:value="10580" calcext:value-type="currency">
            <text:p>£10,580.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Unobtanium</text:p>
          </table:table-cell>
          <table:table-cell table:formula="of:=RANDBETWEEN(50;10000)" office:value-type="float" office:value="6418" calcext:value-type="float">
            <text:p>6,418</text:p>
          </table:table-cell>
          <table:table-cell table:formula="of:=[.E17]*RANDBETWEEN(1;10)" office:value-type="currency" office:currency="GBP" office:value="6418" calcext:value-type="currency">
            <text:p>£6,418.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Stem bolts (self sealing)</text:p>
          </table:table-cell>
          <table:table-cell table:formula="of:=RANDBETWEEN(50;10000)" office:value-type="float" office:value="3384" calcext:value-type="float">
            <text:p>3,384</text:p>
          </table:table-cell>
          <table:table-cell table:formula="of:=[.E18]*RANDBETWEEN(1;10)" office:value-type="currency" office:currency="GBP" office:value="10152" calcext:value-type="currency">
            <text:p>£10,152.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High-Yield Membranes</text:p>
          </table:table-cell>
          <table:table-cell table:formula="of:=RANDBETWEEN(50;10000)" office:value-type="float" office:value="6059" calcext:value-type="float">
            <text:p>6,059</text:p>
          </table:table-cell>
          <table:table-cell table:formula="of:=[.E19]*RANDBETWEEN(1;10)" office:value-type="currency" office:currency="GBP" office:value="42413" calcext:value-type="currency">
            <text:p>£42,413.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Misc Produce</text:p>
          </table:table-cell>
          <table:table-cell table:formula="of:=RANDBETWEEN(50;10000)" office:value-type="float" office:value="8648" calcext:value-type="float">
            <text:p>8,648</text:p>
          </table:table-cell>
          <table:table-cell table:formula="of:=[.E20]*RANDBETWEEN(1;10)" office:value-type="currency" office:currency="GBP" office:value="86480" calcext:value-type="currency">
            <text:p>£86,480.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Tube Alloys</text:p>
          </table:table-cell>
          <table:table-cell table:formula="of:=RANDBETWEEN(50;10000)" office:value-type="float" office:value="5741" calcext:value-type="float">
            <text:p>5,741</text:p>
          </table:table-cell>
          <table:table-cell table:formula="of:=[.E21]*RANDBETWEEN(1;10)" office:value-type="currency" office:currency="GBP" office:value="28705" calcext:value-type="currency">
            <text:p>£28,705.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High-Density Aggregates</text:p>
          </table:table-cell>
          <table:table-cell table:formula="of:=RANDBETWEEN(50;10000)" office:value-type="float" office:value="2116" calcext:value-type="float">
            <text:p>2,116</text:p>
          </table:table-cell>
          <table:table-cell table:formula="of:=[.E22]*RANDBETWEEN(1;10)" office:value-type="currency" office:currency="GBP" office:value="12696" calcext:value-type="currency">
            <text:p>£12,696.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Tungsten Alloys</text:p>
          </table:table-cell>
          <table:table-cell table:formula="of:=RANDBETWEEN(50;10000)" office:value-type="float" office:value="3584" calcext:value-type="float">
            <text:p>3,584</text:p>
          </table:table-cell>
          <table:table-cell table:formula="of:=[.E23]*RANDBETWEEN(1;10)" office:value-type="currency" office:currency="GBP" office:value="3584" calcext:value-type="currency">
            <text:p>£3,584.00</text:p>
          </table:table-cell>
        </table:table-row>
        <table:table-row table:style-name="ro1">
          <table:table-cell office:value-type="string" calcext:value-type="string">
            <text:p>Apr 18 - Jun 18</text:p>
          </table:table-cell>
          <table:table-cell office:value-type="float" office:value="441" calcext:value-type="float">
            <text:p>441</text:p>
          </table:table-cell>
          <table:table-cell office:value-type="float" office:value="3037016" calcext:value-type="float">
            <text:p>3037016</text:p>
          </table:table-cell>
          <table:table-cell office:value-type="string" calcext:value-type="string">
            <text:p>Chiral Membranes</text:p>
          </table:table-cell>
          <table:table-cell table:formula="of:=RANDBETWEEN(50;10000)" office:value-type="float" office:value="6997" calcext:value-type="float">
            <text:p>6,997</text:p>
          </table:table-cell>
          <table:table-cell table:formula="of:=[.E24]*RANDBETWEEN(1;10)" office:value-type="currency" office:currency="GBP" office:value="48979" calcext:value-type="currency">
            <text:p>£48,979.00</text:p>
          </table:table-cell>
        </table:table-row>
        <table:table-row table:style-name="ro1">
          <table:table-cell office:value-type="string" calcext:value-type="string" table:number-columns-spanned="4" table:number-rows-spanned="1">
            <text:p>TOTALS</text:p>
          </table:table-cell>
          <table:covered-table-cell table:number-columns-repeated="3"/>
          <table:table-cell table:formula="of:=SUM([.E4:.E24])" office:value-type="float" office:value="118417" calcext:value-type="float">
            <text:p>118,417</text:p>
          </table:table-cell>
          <table:table-cell table:formula="of:=SUM([.F4];[.F24])" office:value-type="currency" office:currency="GBP" office:value="75064" calcext:value-type="currency">
            <text:p>£75,064.00</text:p>
          </table:table-cell>
        </table:table-row>
      </table:table>
      <table:table table:name="Notes" table:style-name="ta1">
        <table:table-column table:style-name="co1" table:default-cell-style-name="Default"/>
        <table:table-row table:style-name="ro1">
          <table:table-cell office:value-type="string" calcext:value-type="string">
            <text:p>There are no notes</text:p>
          </table:table-cell>
        </table:table-row>
        <table:table-row table:style-name="ro1" table:number-rows-repeated="2">
          <table:table-cell/>
        </table:table-row>
        <table:table-row table:style-name="ro1">
          <table:table-cell office:value-type="string" calcext:value-type="string">
            <text:p>Sorry</text:p>
          </table:table-cell>
        </table:table-row>
        <table:table-row table:style-name="ro1">
          <table:table-cell office:value-type="string" calcext:value-type="string">
            <text:p>But here’s a load of lorem ipsum</text:p>
          </table:table-cell>
        </table:table-row>
        <table:table-row table:style-name="ro1">
          <table:table-cell office:value-type="string" calcext:value-type="string">
            <text:p>Lorem ipsum odor amet, consectetuer adipiscing elit. Ultricies natoque fames in vestibulum velit elit hac convallis. Semper scelerisque fusce rutrum adipiscing facilisis tortor bibendum. Nisl venenatis sodales finibus eleifend viverra tincidunt commodo suscipit dapibus. Pharetra efficitur parturient venenatis sollicitudin aliquam convallis etiam. In congue sagittis libero sodales leo pretium. Mattis vehicula dignissim habitasse platea molestie adipiscing penatibus? Donec nostra litora tempor himenaeos facilisi eleifend ex dapibus. Class hendrerit hendrerit suspendisse nunc bibendum parturient eget molli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Tahoma"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Tahoma" style:font-family-asian="Tahoma"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0">00/00/0000</text:date>, <text:time style:data-style-name="N2" text:time-value="12:42:42.7681598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5:55:44.200513357</meta:creation-date>
    <meta:generator>LibreOffice/7.6.7.2$Linux_X86_64 LibreOffice_project/60$Build-2</meta:generator>
    <dc:date>2024-12-10T12:43:33.358332615</dc:date>
    <meta:editing-duration>PT21M53S</meta:editing-duration>
    <meta:editing-cycles>5</meta:editing-cycles>
    <meta:document-statistic meta:table-count="3" meta:cell-count="142" meta:object-count="0"/>
  </office:meta>
</office:document-meta>
</file>